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ge_vectors8" table:style-name="ta1">
        <table:shapes>
          <draw:frame draw:z-index="0" draw:style-name="gr1" draw:text-style-name="P1" svg:width="528.26pt" svg:height="288.37pt" svg:x="166.2pt" svg:y="37.64pt">
            <draw:object draw:notify-on-update-of-ranges="munge_vectors8.A1:munge_vectors8.A65 munge_vectors8.B1:munge_vectors8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3.65" calcext:value-type="float">
            <text:p>3703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5.87" calcext:value-type="float">
            <text:p>3705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4.02" calcext:value-type="float">
            <text:p>3704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89.34" calcext:value-type="float">
            <text:p>3689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3.42" calcext:value-type="float">
            <text:p>3683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77.1" calcext:value-type="float">
            <text:p>367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77.96" calcext:value-type="float">
            <text:p>3677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69.32" calcext:value-type="float">
            <text:p>3669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9.42" calcext:value-type="float">
            <text:p>3669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64.57" calcext:value-type="float">
            <text:p>3664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65.31" calcext:value-type="float">
            <text:p>3665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59.14" calcext:value-type="float">
            <text:p>3659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56.11" calcext:value-type="float">
            <text:p>3656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52.08" calcext:value-type="float">
            <text:p>3652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2.67" calcext:value-type="float">
            <text:p>3652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48.08" calcext:value-type="float">
            <text:p>3648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39.2" calcext:value-type="float">
            <text:p>3639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34.41" calcext:value-type="float">
            <text:p>3634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33.63" calcext:value-type="float">
            <text:p>3633.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29.4" calcext:value-type="float">
            <text:p>3629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29.26" calcext:value-type="float">
            <text:p>3629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22.91" calcext:value-type="float">
            <text:p>3622.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23.06" calcext:value-type="float">
            <text:p>3623.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15.9" calcext:value-type="float">
            <text:p>3615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13.9" calcext:value-type="float">
            <text:p>361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09.79" calcext:value-type="float">
            <text:p>3609.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05.67" calcext:value-type="float">
            <text:p>3605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01.43" calcext:value-type="float">
            <text:p>3601.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99.81" calcext:value-type="float">
            <text:p>3599.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92.92" calcext:value-type="float">
            <text:p>3592.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87.08" calcext:value-type="float">
            <text:p>3587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8.49" calcext:value-type="float">
            <text:p>3588.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84.22" calcext:value-type="float">
            <text:p>3584.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77.68" calcext:value-type="float">
            <text:p>3577.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75.93" calcext:value-type="float">
            <text:p>3575.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71.38" calcext:value-type="float">
            <text:p>3571.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77.07" calcext:value-type="float">
            <text:p>3577.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67.38" calcext:value-type="float">
            <text:p>3567.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59.99" calcext:value-type="float">
            <text:p>3559.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58.23" calcext:value-type="float">
            <text:p>3558.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58.23" calcext:value-type="float">
            <text:p>3558.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48.55" calcext:value-type="float">
            <text:p>3548.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48.37" calcext:value-type="float">
            <text:p>3548.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43.58" calcext:value-type="float">
            <text:p>3543.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44.09" calcext:value-type="float">
            <text:p>3544.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37.72" calcext:value-type="float">
            <text:p>3537.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33.71" calcext:value-type="float">
            <text:p>3533.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34.79" calcext:value-type="float">
            <text:p>3534.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27.57" calcext:value-type="float">
            <text:p>3527.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26.36" calcext:value-type="float">
            <text:p>3526.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18.45" calcext:value-type="float">
            <text:p>3518.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16.41" calcext:value-type="float">
            <text:p>3516.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10.79" calcext:value-type="float">
            <text:p>3510.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09.58" calcext:value-type="float">
            <text:p>3509.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502.34" calcext:value-type="float">
            <text:p>3502.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99.09" calcext:value-type="float">
            <text:p>3499.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96.19" calcext:value-type="float">
            <text:p>3496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93.41" calcext:value-type="float">
            <text:p>3493.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93.4" calcext:value-type="float">
            <text:p>3493.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86.53" calcext:value-type="float">
            <text:p>3486.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86.97" calcext:value-type="float">
            <text:p>3486.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80.34" calcext:value-type="float">
            <text:p>3480.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74.83" calcext:value-type="float">
            <text:p>3474.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73.03" calcext:value-type="float">
            <text:p>3473.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67.84" calcext:value-type="float">
            <text:p>3467.84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15:20:53.899923505</dc:date>
    <meta:editing-duration>PT6M19S</meta:editing-duration>
    <meta:editing-cycles>1</meta:editing-cycles>
    <meta:document-statistic meta:table-count="2" meta:cell-count="130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37cm" svg:height="10.174cm" xlink:href=".." xlink:type="simple" chart:class="chart:line" chart:style-name="ch1">
        <chart:title svg:x="7.594cm" svg:y="0.339cm" chart:style-name="ch2">
          <text:p>munge_vectors8</text:p>
        </chart:title>
        <chart:legend chart:legend-position="end" svg:x="15.52cm" svg:y="4.788cm" style:legend-expansion="high" chart:style-name="ch3"/>
        <chart:plot-area chart:style-name="ch4" table:cell-range-address="munge_vectors8.A1:munge_vectors8.B65" chart:data-source-has-labels="both" svg:x="1.383cm" svg:y="1.321cm" svg:width="13.765cm" svg:height="7.669cm">
          <chartooo:coordinate-region svg:x="2.375cm" svg:y="1.52cm" svg:width="12.773cm" svg:height="6.678cm"/>
          <chart:axis chart:dimension="x" chart:name="primary-x" chart:style-name="ch5" chartooo:axis-type="auto">
            <chartooo:date-scale/>
            <chart:title svg:x="7.48cm" svg:y="9.193cm" chart:style-name="ch6">
              <text:p>Alignment</text:p>
            </chart:title>
            <chart:categories table:cell-range-address="munge_vectors8.A1:munge_vectors8.A65"/>
          </chart:axis>
          <chart:axis chart:dimension="y" chart:name="primary-y" chart:style-name="ch5">
            <chart:title svg:x="0.451cm" svg:y="5.662cm" chart:style-name="ch7">
              <text:p>cycles</text:p>
            </chart:title>
            <chart:grid chart:style-name="ch8" chart:class="major"/>
          </chart:axis>
          <chart:series chart:style-name="ch9" chart:values-cell-range-address="munge_vectors8.B1:munge_vectors8.B65" loext:label-string="progression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nge_vectors8.A1:munge_vectors8.A65</svg:desc>
                </draw:g>
              </table:table-cell>
              <table:table-cell office:value-type="float" office:value="3703.65">
                <text:p>3703.65</text:p>
                <draw:g>
                  <svg:desc>munge_vectors8.B1:munge_vectors8.B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05.87">
                <text:p>3705.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04.02">
                <text:p>3704.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89.34">
                <text:p>3689.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83.42">
                <text:p>3683.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77.1">
                <text:p>3677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77.96">
                <text:p>3677.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69.32">
                <text:p>3669.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69.42">
                <text:p>3669.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64.57">
                <text:p>3664.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65.31">
                <text:p>3665.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59.14">
                <text:p>3659.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56.11">
                <text:p>3656.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52.08">
                <text:p>3652.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52.67">
                <text:p>3652.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48.08">
                <text:p>3648.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39.2">
                <text:p>3639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34.41">
                <text:p>3634.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33.63">
                <text:p>3633.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29.4">
                <text:p>3629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629.26">
                <text:p>3629.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622.91">
                <text:p>3622.9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623.06">
                <text:p>3623.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615.9">
                <text:p>3615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613.9">
                <text:p>3613.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609.79">
                <text:p>3609.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05.67">
                <text:p>3605.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601.43">
                <text:p>3601.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599.81">
                <text:p>3599.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592.92">
                <text:p>3592.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87.08">
                <text:p>3587.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588.49">
                <text:p>3588.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84.22">
                <text:p>3584.2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77.68">
                <text:p>3577.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75.93">
                <text:p>3575.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71.38">
                <text:p>3571.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577.07">
                <text:p>3577.0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67.38">
                <text:p>3567.3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559.99">
                <text:p>3559.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558.23">
                <text:p>3558.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58.23">
                <text:p>3558.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548.55">
                <text:p>3548.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548.37">
                <text:p>3548.3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543.58">
                <text:p>3543.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544.09">
                <text:p>3544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537.72">
                <text:p>3537.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533.71">
                <text:p>3533.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534.79">
                <text:p>3534.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27.57">
                <text:p>3527.5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526.36">
                <text:p>3526.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18.45">
                <text:p>3518.4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516.41">
                <text:p>3516.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510.79">
                <text:p>3510.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509.58">
                <text:p>3509.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502.34">
                <text:p>3502.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499.09">
                <text:p>3499.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496.19">
                <text:p>3496.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493.41">
                <text:p>3493.4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493.4">
                <text:p>3493.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486.53">
                <text:p>3486.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486.97">
                <text:p>3486.9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480.34">
                <text:p>3480.3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474.83">
                <text:p>3474.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473.03">
                <text:p>3473.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467.84">
                <text:p>3467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